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d39b" officeooo:paragraph-rsid="001dd39b"/>
    </style:style>
    <style:style style:name="P2" style:family="paragraph" style:parent-style-name="Standard">
      <style:text-properties officeooo:rsid="001ef28a" officeooo:paragraph-rsid="001ef28a"/>
    </style:style>
    <style:style style:name="P3" style:family="paragraph" style:parent-style-name="Standard">
      <style:text-properties officeooo:rsid="00212502" officeooo:paragraph-rsid="00212502"/>
    </style:style>
    <style:style style:name="T1" style:family="text">
      <style:text-properties officeooo:rsid="001ef28a"/>
    </style:style>
    <style:style style:name="T2" style:family="text">
      <style:text-properties officeooo:rsid="00212502"/>
    </style:style>
    <style:style style:name="T3" style:family="text">
      <style:text-properties officeooo:rsid="00227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4</text:p>
      <text:p text:style-name="P1"/>
      <text:p text:style-name="P1">1. “passing ‘const my_int’ as ‘this’ argument discards qualifiers”</text:p>
      <text:p text:style-name="P1"/>
      <text:p text:style-name="P1">2. <text:span text:style-name="T1">remove const from bool is_prime</text:span></text:p>
      <text:p text:style-name="P1"/>
      <text:p text:style-name="P2">3. <text:span text:style-name="T2">submitted as “lab14sourcecode.odt”</text:span></text:p>
      <text:p text:style-name="P2"/>
      <text:p text:style-name="P3">4.</text:p>
      <text:p text:style-name="P3"/>
      <text:p text:style-name="P3">5. a. interface</text:p>
      <text:p text:style-name="P3"><text:s text:c="4"/>b. interface</text:p>
      <text:p text:style-name="P3"><text:s text:c="4"/>c. interface</text:p>
      <text:p text:style-name="P3"><text:s text:c="4"/>d. implementation</text:p>
      <text:p text:style-name="P3"><text:s text:c="4"/>e. implementation </text:p>
      <text:p text:style-name="P3"><text:s text:c="4"/>f. implementation </text:p>
      <text:p text:style-name="P3"><text:s text:c="4"/>g. implementation </text:p>
      <text:p text:style-name="P3"><text:s text:c="4"/>h. <text:span text:style-name="T3">application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4:00:10.385982938</meta:creation-date>
    <dc:date>2021-12-03T14:42:15.051972811</dc:date>
    <meta:editing-duration>PT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9" meta:character-count="298" meta:non-whitespace-character-count="240"/>
  </office:meta>
</office:document-meta>
</file>